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Dimension_20_Lines"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352cm"/>
    </style:style>
    <style:style style:name="gr6" style:family="graphic" style:parent-style-name="standard">
      <style:graphic-properties draw:fill="none" draw:textarea-vertical-align="middle" draw:auto-grow-height="false" fo:min-height="3.21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64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2cm" svg:y="5.06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64cm" svg:y="5.06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6cm" svg:y="5.06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8cm" svg:y="5.06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51cm" svg:height="0.806cm" svg:x="5.402cm" svg:y="3.615cm">
          <draw:text-box>
            <text:p><text:span text:style-name="T1">array[ ]</text:span></text:p>
          </draw:text-box>
        </draw:frame>
        <draw:frame draw:style-name="gr5" draw:text-style-name="P4" draw:layer="layout" svg:width="1.852cm" svg:height="0.806cm" svg:x="8.673cm" svg:y="4.175cm">
          <draw:text-box>
            <text:p><text:span text:style-name="T1">length</text:span></text:p>
          </draw:text-box>
        </draw:frame>
        <draw:custom-shape draw:style-name="gr2" draw:text-style-name="P2" draw:layer="layout" svg:width="0.762cm" svg:height="0.762cm" svg:x="9.001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3.658cm" draw:transform="rotate (1.5707963267949) translate (4.713cm 4.8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2.026cm" svg:height="0.806cm" svg:x="1.946cm" svg:y="4.991cm">
          <draw:text-box>
            <text:p text:style-name="P6"><text:span text:style-name="T1">at start</text:span></text:p>
          </draw:text-box>
        </draw:frame>
        <draw:frame draw:style-name="gr7" draw:text-style-name="P4" draw:layer="layout" svg:width="2.822cm" svg:height="0.806cm" svg:x="1.635cm" svg:y="6.08cm">
          <draw:text-box>
            <text:p text:style-name="P6"><text:span text:style-name="T1">after line 1</text:span></text:p>
          </draw:text-box>
        </draw:frame>
        <draw:custom-shape draw:style-name="gr1" draw:text-style-name="P2" draw:layer="layout" svg:width="0.762cm" svg:height="0.762cm" svg:x="4.641cm" svg:y="6.0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762cm" svg:x="5.403cm" svg:y="6.08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65cm" svg:y="6.0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7cm" svg:y="6.0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9cm" svg:y="6.0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2cm" svg:y="6.0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cm" svg:y="7.0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2cm" svg:y="7.096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64cm" svg:y="7.09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6cm" svg:y="7.09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8cm" svg:y="7.09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1cm" svg:y="7.0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1cm" svg:y="8.11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3cm" svg:y="8.112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165cm" svg:y="8.112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7cm" svg:y="8.112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9cm" svg:y="8.112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2cm" svg:y="8.11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cm" svg:y="9.12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2cm" svg:y="9.128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64cm" svg:y="9.128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6cm" svg:y="9.12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8cm" svg:y="9.12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1cm" svg:y="9.12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1cm" svg:y="10.14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3cm" svg:y="10.14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165cm" svg:y="10.14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7cm" svg:y="10.14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9cm" svg:y="10.14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2cm" svg:y="10.1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cm" svg:y="11.1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2cm" svg:y="11.16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164cm" svg:y="11.16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926cm" svg:y="11.16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8cm" svg:y="11.16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1cm" svg:y="11.16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1cm" svg:y="12.1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3cm" svg:y="12.18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165cm" svg:y="12.18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27cm" svg:y="12.18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9cm" svg:y="12.18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2cm" svg:y="12.1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64cm" svg:y="13.1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02cm" svg:y="13.192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164cm" svg:y="13.192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62cm" svg:height="0.762cm" svg:x="6.926cm" svg:y="13.192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688cm" svg:y="13.192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01cm" svg:y="13.1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22cm" svg:height="0.806cm" svg:x="1.635cm" svg:y="7.096cm">
          <draw:text-box>
            <text:p text:style-name="P6"><text:span text:style-name="T1">after line 2</text:span></text:p>
          </draw:text-box>
        </draw:frame>
        <draw:frame draw:style-name="gr7" draw:text-style-name="P4" draw:layer="layout" svg:width="2.822cm" svg:height="0.806cm" svg:x="1.635cm" svg:y="8.112cm">
          <draw:text-box>
            <text:p text:style-name="P6"><text:span text:style-name="T1">after line 3</text:span></text:p>
          </draw:text-box>
        </draw:frame>
        <draw:frame draw:style-name="gr7" draw:text-style-name="P4" draw:layer="layout" svg:width="2.822cm" svg:height="0.806cm" svg:x="1.635cm" svg:y="9.128cm">
          <draw:text-box>
            <text:p text:style-name="P6"><text:span text:style-name="T1">after line 4</text:span></text:p>
          </draw:text-box>
        </draw:frame>
        <draw:frame draw:style-name="gr7" draw:text-style-name="P4" draw:layer="layout" svg:width="2.822cm" svg:height="0.806cm" svg:x="1.635cm" svg:y="10.144cm">
          <draw:text-box>
            <text:p text:style-name="P6"><text:span text:style-name="T1">after line 5</text:span></text:p>
          </draw:text-box>
        </draw:frame>
        <draw:frame draw:style-name="gr7" draw:text-style-name="P4" draw:layer="layout" svg:width="2.822cm" svg:height="0.806cm" svg:x="1.635cm" svg:y="11.16cm">
          <draw:text-box>
            <text:p text:style-name="P6"><text:span text:style-name="T1">after line 6</text:span></text:p>
          </draw:text-box>
        </draw:frame>
        <draw:frame draw:style-name="gr7" draw:text-style-name="P4" draw:layer="layout" svg:width="2.822cm" svg:height="0.806cm" svg:x="1.635cm" svg:y="12.18cm">
          <draw:text-box>
            <text:p text:style-name="P6"><text:span text:style-name="T1">after line 7</text:span></text:p>
          </draw:text-box>
        </draw:frame>
        <draw:frame draw:style-name="gr7" draw:text-style-name="P4" draw:layer="layout" svg:width="2.822cm" svg:height="0.806cm" svg:x="1.635cm" svg:y="13.196cm">
          <draw:text-box>
            <text:p text:style-name="P6"><text:span text:style-name="T1">after line 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18T23:49:35.646000000</dc:date>
    <meta:editing-duration>PT18M47S</meta:editing-duration>
    <meta:editing-cycles>6</meta:editing-cycles>
    <meta:generator>LibreOffice/6.3.2.2$Windows_X86_64 LibreOffice_project/98b30e735bda24bc04ab42594c85f7fd8be07b9c</meta:generator>
    <meta:document-statistic meta:object-count="66"/>
  </office:meta>
</office:document-meta>
</file>